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38d7d" officeooo:paragraph-rsid="00038d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officeooo:rsid="00038d7d" officeooo:paragraph-rsid="00038d7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normal" officeooo:rsid="00038d7d" officeooo:paragraph-rsid="00038d7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4f954" officeooo:paragraph-rsid="0004f95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6400e" officeooo:paragraph-rsid="0006400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93600" officeooo:paragraph-rsid="00093600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rsid="00074310" officeooo:paragraph-rsid="00074310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4pt" fo:font-weight="normal" officeooo:rsid="00038d7d" officeooo:paragraph-rsid="00038d7d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officeooo:rsid="00038d7d" officeooo:paragraph-rsid="00038d7d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officeooo:rsid="0004f954" officeooo:paragraph-rsid="0004f954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officeooo:rsid="0007d958" officeooo:paragraph-rsid="0007d958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4pt" style:text-underline-style="none" fo:font-weight="normal" officeooo:rsid="00074310" officeooo:paragraph-rsid="00074310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Arial" fo:font-size="14pt" style:text-underline-style="none" fo:font-weight="normal" officeooo:rsid="00093600" officeooo:paragraph-rsid="00093600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" fo:font-size="14pt" style:text-underline-style="none" fo:font-weight="normal" officeooo:rsid="000b2913" officeooo:paragraph-rsid="000b2913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038d7d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093600" officeooo:paragraph-rsid="00093600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0b2913" officeooo:paragraph-rsid="000b2913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0de3da" officeooo:paragraph-rsid="000de3da"/>
    </style:style>
    <style:style style:name="T1" style:family="text">
      <style:text-properties style:font-name="Arial" fo:font-size="14pt" fo:font-weight="normal" officeooo:rsid="00038d7d" style:font-size-asian="14pt" style:font-weight-asian="normal" style:font-size-complex="14pt" style:font-weight-complex="normal"/>
    </style:style>
    <style:style style:name="T2" style:family="text">
      <style:text-properties style:font-name="Arial" fo:font-size="14pt" style:text-underline-style="solid" style:text-underline-width="auto" style:text-underline-color="font-color" fo:font-weight="normal" officeooo:rsid="00038d7d" style:font-size-asian="14pt" style:font-weight-asian="normal" style:font-size-complex="14pt" style:font-weight-complex="normal"/>
    </style:style>
    <style:style style:name="T3" style:family="text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style:font-name="Arial" fo:font-size="14pt" style:text-underline-style="none" fo:font-weight="normal" officeooo:rsid="00038d7d" style:font-size-asian="14pt" style:font-weight-asian="normal" style:font-size-complex="14pt" style:font-weight-complex="normal"/>
    </style:style>
    <style:style style:name="T5" style:family="text">
      <style:text-properties style:font-name="Arial" fo:font-size="14pt" style:text-underline-style="none" fo:font-weight="normal" officeooo:rsid="000b2913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Josie</text:p>
      <text:p text:style-name="P1"/>
      <text:p text:style-name="P2"/>
      <text:p text:style-name="P2"/>
      <text:p text:style-name="P3"/>
      <text:list xml:id="list7168656059854936594" text:style-name="L1">
        <text:list-item>
          <text:p text:style-name="P9">Tutorial</text:p>
        </text:list-item>
        <text:list-item>
          <text:p text:style-name="P9">Steuerung</text:p>
          <text:list>
            <text:list-item>
              <text:p text:style-name="P9">Josie läuft durchgehend</text:p>
            </text:list-item>
            <text:list-item>
              <text:p text:style-name="P16"><text:span text:style-name="T1">Bildschirm in 2 Hälften(</text:span><text:span text:style-name="T2">Links:</text:span><text:span text:style-name="T1"> gedrückt halten um stehen zubleiben </text:span><text:span text:style-name="T2">Rechts:</text:span><text:span text:style-name="T4"> Swipe Up für Sprung, Swipe Down für Ducken.)</text:span></text:p>
            </text:list-item>
          </text:list>
        </text:list-item>
        <text:list-item>
          <text:p text:style-name="P10">Hindernisse</text:p>
          <text:list>
            <text:list-item>
              <text:p text:style-name="P10">Blöcke auf dem Boden zum drüber springen</text:p>
            </text:list-item>
            <text:list-item>
              <text:p text:style-name="P10">Blöcke „in der Luft“ um unten durch zu „sliden“</text:p>
            </text:list-item>
            <text:list-item>
              <text:p text:style-name="P10">Herabfallende Blöcke( Timen mit stehen bleiben/weiterlaufen)</text:p>
            </text:list-item>
            <text:list-item>
              <text:p text:style-name="P10">Am Boden bewegende Blöcke (eingegerenz durch 2 starre Blöcke (x.......x))</text:p>
            </text:list-item>
            <text:list-item>
              <text:p text:style-name="P11">Gondel/Lift/Floß</text:p>
            </text:list-item>
          </text:list>
        </text:list-item>
        <text:list-item>
          <text:p text:style-name="P11">Münzen <text:s/>(Zeigen idealen Weg)</text:p>
          <text:list>
            <text:list-item>
              <text:p text:style-name="P11">Münzen x Zeit = Punkte</text:p>
            </text:list-item>
            <text:list-item>
              <text:p text:style-name="P12">Pro Level bestimmte Anzahl Münzen</text:p>
            </text:list-item>
            <text:list-item>
              <text:p text:style-name="P12">Münzen werden nicht resetet nach Lvl Neustart</text:p>
            </text:list-item>
            <text:list-item>
              <text:p text:style-name="P11">Punkte werden gebraucht um Power Ups im Shop zu erwerben</text:p>
            </text:list-item>
          </text:list>
        </text:list-item>
        <text:list-item>
          <text:p text:style-name="P13">Boss</text:p>
          <text:list>
            <text:list-item>
              <text:p text:style-name="P12">Boss immer oben am Bildschirm</text:p>
            </text:list-item>
            <text:list-item>
              <text:p text:style-name="P12">Josie „transformiert“ zu Panzer</text:p>
            </text:list-item>
            <text:list-item>
              <text:p text:style-name="P12">Panzer kann im Shop aufgewertet werden</text:p>
            </text:list-item>
            <text:list-item>
              <text:p text:style-name="P12">Bosse haben Schwachstellen (Je nach Elementwahl Angriffe von Josie effektiver auf Boss oder Uneffektiver)</text:p>
            </text:list-item>
          </text:list>
        </text:list-item>
        <text:list-item>
          <text:p text:style-name="P11">Shop<text:tab/></text:p>
          <text:list>
            <text:list-item>
              <text:p text:style-name="P11">Punkte von Lvl für :</text:p>
            </text:list-item>
          </text:list>
        </text:list-item>
      </text:list>
      <text:p text:style-name="P4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8">Power Ups</text:p>
          </table:table-cell>
          <table:table-cell table:style-name="Tabelle1.A1" office:value-type="string">
            <text:p text:style-name="P8">Elemente</text:p>
          </table:table-cell>
          <table:table-cell table:style-name="Tabelle1.A1" office:value-type="string">
            <text:p text:style-name="P8">Waffen</text:p>
          </table:table-cell>
          <table:table-cell table:style-name="Tabelle1.D1" office:value-type="string">
            <text:p text:style-name="P8">Ketten(Räder)</text:p>
          </table:table-cell>
        </table:table-row>
        <table:table-row>
          <table:table-cell table:style-name="Tabelle1.A2" office:value-type="string">
            <text:p text:style-name="P8">Rüstung(Non-Permanet)</text:p>
          </table:table-cell>
          <table:table-cell table:style-name="Tabelle1.A2" office:value-type="string">
            <text:p text:style-name="P8">Feuer</text:p>
          </table:table-cell>
          <table:table-cell table:style-name="Tabelle1.A2" office:value-type="string">
            <text:p text:style-name="P8">Normaler Schuss(Gratis)</text:p>
          </table:table-cell>
          <table:table-cell table:style-name="Tabelle1.D2" office:value-type="string">
            <text:p text:style-name="P8">Standard Kette(Gratis)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8">Wasser</text:p>
          </table:table-cell>
          <table:table-cell table:style-name="Tabelle1.A2" office:value-type="string">
            <text:p text:style-name="P8">Shotgun </text:p>
          </table:table-cell>
          <table:table-cell table:style-name="Tabelle1.D2" office:value-type="string">
            <text:p text:style-name="P8">Kette +1</text:p>
          </table:table-cell>
        </table:table-row>
        <table:table-row>
          <table:table-cell table:style-name="Tabelle1.A2" office:value-type="string">
            <text:p text:style-name="P8">Extra Leben</text:p>
          </table:table-cell>
          <table:table-cell table:style-name="Tabelle1.A2" office:value-type="string">
            <text:p text:style-name="P8">Erde</text:p>
          </table:table-cell>
          <table:table-cell table:style-name="Tabelle1.A2" office:value-type="string">
            <text:p text:style-name="P7"/>
          </table:table-cell>
          <table:table-cell table:style-name="Tabelle1.D2" office:value-type="string">
            <text:p text:style-name="P8">Kette +2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8">Luft</text:p>
          </table:table-cell>
          <table:table-cell table:style-name="Tabelle1.A2" office:value-type="string">
            <text:p text:style-name="P8">Big Shot</text:p>
          </table:table-cell>
          <table:table-cell table:style-name="Tabelle1.D2" office:value-type="string">
            <text:p text:style-name="P8">Kette +3</text:p>
          </table:table-cell>
        </table:table-row>
      </table:table>
      <text:p text:style-name="P5"/>
      <text:p text:style-name="P5"/>
      <text:p text:style-name="P5"/>
      <text:p text:style-name="P6"/>
      <text:p text:style-name="P6"><text:soft-page-break/>Sprints</text:p>
      <text:list xml:id="list4089086930044103448" text:style-name="L2">
        <text:list-item>
          <text:p text:style-name="P14">Erste Sprites zur Verfügung stellen( Nicht beweglicher Josie, Hintergrund)</text:p>
        </text:list-item>
        <text:list-item>
          <text:p text:style-name="P17"><text:span text:style-name="T3">Tile Map erstellen (Test lvl), </text:span><text:span text:style-name="T5">Einarbeitung in TileMapEditor+ informierung Einbinden etc.</text:span></text:p>
        </text:list-item>
        <text:list-item>
          <text:p text:style-name="P15">In Engine einarbeiten</text:p>
        </text:list-item>
        <text:list-item>
          <text:p text:style-name="P15">(Erste Entwürfe Story)</text:p>
        </text:list-item>
        <text:list-item>
          <text:p text:style-name="P17"><text:span text:style-name="T3">Logik(Bewegungen, </text:span><text:span text:style-name="T5">Collision)</text:span></text:p>
        </text:list-item>
        <text:list-item>
          <text:p text:style-name="P18"><text:span text:style-name="T3">Shop/Boss Szene entwerfen</text:span></text:p>
        </text:list-item>
        <text:list-item>
          <text:p text:style-name="P19"><text:span text:style-name="T3">Game Logik</text:span></text:p>
        </text:list-item>
        <text:list-item>
          <text:p text:style-name="P19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0:11:57.478699100</meta:creation-date>
    <dc:date>2015-04-14T13:59:59.677291634</dc:date>
    <meta:editing-duration>PT8M41S</meta:editing-duration>
    <meta:editing-cycles>4</meta:editing-cycles>
    <meta:generator>LibreOffice/4.2.7.2$Linux_X86_64 LibreOffice_project/420m0$Build-2</meta:generator>
    <meta:document-statistic meta:table-count="1" meta:image-count="0" meta:object-count="0" meta:page-count="2" meta:paragraph-count="49" meta:word-count="215" meta:character-count="1313" meta:non-whitespace-character-count="1173"/>
  </office:meta>
</office:document-meta>
</file>